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text-properties style:font-name="Comic Sans MS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style:text-underline-style="solid" style:text-underline-width="auto" style:text-underline-color="font-color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style:font-name="Comic Sans MS" fo:font-size="14pt"/>
    </style:style>
    <style:style style:name="T10" style:family="text">
      <style:text-properties style:font-name="Comic Sans MS" fo:font-size="24pt" fo:font-weight="bold"/>
    </style:style>
    <style:style style:name="T11" style:family="text">
      <style:text-properties fo:font-size="7pt"/>
    </style:style>
    <style:style style:name="T12" style:family="text">
      <style:text-properties fo:color="#000066" style:font-name="Verdana1"/>
    </style:style>
    <style:style style:name="T13" style:family="text">
      <style:text-properties fo:color="#000066" style:font-name="Verdana1" fo:font-weight="bold"/>
    </style:style>
    <style:style style:name="T14" style:family="text">
      <style:text-properties fo:color="#000066" style:font-name="Verdana1" fo:font-size="10pt"/>
    </style:style>
    <style:style style:name="T15" style:family="text">
      <style:text-properties fo:color="#000080" style:font-name="Verdana1" fo:font-size="10.5pt"/>
    </style:style>
    <style:style style:name="T16" style:family="text">
      <style:text-properties fo:color="#000080" style:font-name="Verdana1" fo:font-size="10.5pt" style:text-underline-style="solid" style:text-underline-width="auto" style:text-underline-color="font-color"/>
    </style:style>
    <style:style style:name="T17" style:family="text">
      <style:text-properties fo:color="#006666" style:font-name="Verdana1" fo:font-weight="bold"/>
    </style:style>
    <style:style style:name="T18" style:family="text">
      <style:text-properties fo:color="#006666" style:font-name="Verdana1" fo:font-size="14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reamy Pork and Gravy</text:span><text:line-break/><text:line-break/>2# pork roast, cut into cubes<text:line-break/>1 T dry Italian seasonings<text:line-break/>¼ cup water<text:line-break/>1 can cream of mushroom soup (or homemade white sauce)<text:line-break/>8 oz. Cream cheese, softened<text:line-break/>2 16 oz cans (or 1 qt) green beans<text:line-break/><text:line-break/>Place pork in crockpot. Combine salad dressing and water and pour over pork. Cover and cook on low for 4 hours. In saucepan combine cream cheese and soup. Heat slightly to melt cream cheese. Pour this mixture over pork. Add drained green beans. Stir, cover and cook 1 to 2 hours longer on low. Serve over noodles or ri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7:38:01.03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101" meta:character-count="534"/>
  </office:meta>
</office:document-meta>
</file>